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Italic" svg:font-family="Menlo-Italic"/>
    <style:font-face style:name="Menlo-Regular" svg:font-family="Menlo-Regular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Ubuntu Mono" fo:font-size="16pt" style:font-size-asian="14pt" style:font-size-complex="14pt"/>
    </style:style>
    <style:style style:name="P4" style:family="paragraph">
      <style:text-properties fo:color="#18191a" style:font-name="Ubuntu Mono" fo:font-size="16pt" style:font-name-asian="Menlo-Regular" style:font-size-asian="14pt" style:font-name-complex="Menlo-Regular" style:font-size-complex="14pt"/>
    </style:style>
    <style:style style:name="P5" style:family="paragraph">
      <style:text-properties fo:color="#336e6d" style:font-name="Ubuntu Mono" fo:font-size="16pt" fo:font-style="italic" style:font-name-asian="Menlo-Italic" style:font-size-asian="14pt" style:font-style-asian="italic" style:font-name-complex="Menlo-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color="#9e0031" style:font-name="Ubuntu Mono" fo:font-size="16pt" style:font-name-asian="Menlo-Regular" style:font-size-asian="14pt" style:font-name-complex="Menlo-Regular" style:font-size-complex="14pt"/>
    </style:style>
    <style:style style:name="T4" style:family="text">
      <style:text-properties fo:color="#18191a" style:font-name="Ubuntu Mono" fo:font-size="16pt" style:font-name-asian="Menlo-Regular" style:font-size-asian="14pt" style:font-name-complex="Menlo-Regular" style:font-size-complex="14pt"/>
    </style:style>
    <style:style style:name="T5" style:family="text">
      <style:text-properties fo:color="#0000ff" style:font-name="Ubuntu Mono" fo:font-size="16pt" style:font-name-asian="Menlo-Regular" style:font-size-asian="14pt" style:font-name-complex="Menlo-Regular" style:font-size-complex="14pt"/>
    </style:style>
    <style:style style:name="T6" style:family="text">
      <style:text-properties style:font-name="Ubuntu Mono" fo:font-size="16pt" style:font-size-asian="14pt" style:font-size-complex="14pt"/>
    </style:style>
    <style:style style:name="T7" style:family="text">
      <style:text-properties fo:color="#0f7001" style:font-name="Ubuntu Mono" fo:font-size="16pt" fo:font-weight="bold" style:font-name-asian="Menlo-Bold" style:font-size-asian="14pt" style:font-weight-asian="bold" style:font-name-complex="Menlo-Bold" style:font-size-complex="14pt" style:font-weight-complex="bold"/>
    </style:style>
    <style:style style:name="T8" style:family="text">
      <style:text-properties fo:color="#535353" style:font-name="Ubuntu Mono" fo:font-size="16pt" style:font-name-asian="Menlo-Regular" style:font-size-asian="14pt" style:font-name-complex="Menlo-Regular" style:font-size-complex="14pt"/>
    </style:style>
    <style:style style:name="T9" style:family="text">
      <style:text-properties fo:color="#336e6d" style:font-name="Ubuntu Mono" fo:font-size="16pt" fo:font-style="italic" style:font-name-asian="Menlo-Italic" style:font-size-asian="14pt" style:font-style-asian="italic" style:font-name-complex="Menlo-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loating Point: IEEE-754 and Assembly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Fun with floats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ating Poi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loating point essentially works as a binary-style form of scientific notation. <text:s/>In scientific notation, we could write</text:p>
              </text:list-item>
              <text:list-item>
                <text:p>6.02*10^23 (normalized form)</text:p>
                <text:p>60.2*10^22 (denormalized form: useful for arithmetic only)</text:p>
              </text:list-item>
              <text:list-item>
                <text:p/>
              </text:list-item>
              <text:list-item>
                <text:p>So the rule for normalized numbers is that a non-zero digit must precede the radix (decimal point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EEE-754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owever, in binary, there is only one non-zero digit/bit: 1. <text:s/>Hence all normalized numbers will be of the form</text:p>
              </text:list-item>
              <text:list-item>
                <text:p>1.wxyz * 2^exponent</text:p>
              </text:list-item>
              <text:list-item>
                <text:p>(Exception: zero, we’ll get to that).</text:p>
              </text:list-item>
              <text:list-item>
                <text:p>wxyz will be a bit pattern, representing</text:p>
              </text:list-item>
              <text:list-item>
                <text:p>w*2^(-1) + x*2^(-2) + …, and the exponent will essentially shift the radix left or right as needed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EEE-754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e then encode the number according to the IEEE-754 standards:</text:p>
              </text:list-item>
              <text:list-item>
                <text:p>32 bit float:</text:p>
              </text:list-item>
            </text:list>
            <text:list text:style-name="L4">
              <text:list-item>
                <text:p>1 sign bit: 0 for +, 1 for -</text:p>
              </text:list-item>
              <text:list-item>
                <text:p>8 exponent bits, biased by 127</text:p>
              </text:list-item>
              <text:list-item>
                <text:p>23 mantissa bits (bits after the radix in scientific style form)</text:p>
              </text:list-item>
            </text:list>
            <text:list text:style-name="L3">
              <text:list-item>
                <text:p>Exponent bias means we encode an exponent that looks 127 larger than it “should be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2 bit float example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t’s take 2.5.</text:p>
              </text:list-item>
              <text:list-item>
                <text:p>Write in binary: 10.1 * 2^0 = 1.01 * 2^1</text:p>
              </text:list-item>
              <text:list-item>
                <text:p>So mantissa is 01[0...0] (23 total bits)</text:p>
              </text:list-item>
              <text:list-item>
                <text:p>Exponent appears to be 1, but we encode this + 127, so our exponent appears as 128.</text:p>
              </text:list-item>
              <text:list-item>
                <text:p>So exponent is 10000000</text:p>
              </text:list-item>
              <text:list-item>
                <text:p>Sign is positive, so encoding is</text:p>
              </text:list-item>
              <text:list-item>
                <text:p>[0][10000000][01000000000000000000000]</text:p>
              </text:list-item>
              <text:list-item>
                <text:p>or 0x402000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4 bit doub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imilar scheme:</text:p>
              </text:list-item>
            </text:list>
            <text:list text:style-name="L4">
              <text:list-item>
                <text:p>1 sign bit, 0 for + and 1 for -</text:p>
              </text:list-item>
              <text:list-item>
                <text:p>11 bits for exponent, biased by 1023</text:p>
              </text:list-item>
              <text:list-item>
                <text:p>52 mantissa bits</text:p>
              </text:list-item>
            </text:list>
            <text:list text:style-name="L3">
              <text:list-item>
                <text:p><text:s/></text:p>
              </text:list-item>
              <text:list-item>
                <text:p>2.5 in this scheme would be</text:p>
              </text:list-item>
              <text:list-item>
                <text:p>[0][10000000000][01...00], or</text:p>
              </text:list-item>
              <text:list-item>
                <text:p>0x40040000000000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P Arithmeti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ow to add 2.5 0x40200000 and 1.5 0x3FC00000</text:p>
              </text:list-item>
              <text:list-item>
                <text:p>2.5 is 1.01*2^1; 1.5 is 1.1*2^0</text:p>
              </text:list-item>
              <text:list-item>
                <text:p>2.5: E is 128, so counts as 1. <text:s/>M is 01...</text:p>
              </text:list-item>
              <text:list-item>
                <text:p>1.5: E is 127, so counts as 0. <text:s/>M is 10...</text:p>
              </text:list-item>
              <text:list-item>
                <text:p/>
              </text:list-item>
              <text:list-item>
                <text:p>This is essentially like needing to add</text:p>
              </text:list-item>
              <text:list-item>
                <text:p>6.02*10^1 + 3.5*10^0. <text:s/>We need to <text:span text:style-name="T1">denormalize</text:span> the smaller numb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P Arithmetic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normalize the smaller number, in this case 1.5, by increasing its exponent and.</text:p>
              </text:list-item>
              <text:list-item>
                <text:p>1.M is 1.10000….. <text:s/>Increasing exponent by 1 is compensated by shifting bits of 1.M right by 1, yielding .110000….. <text:s/>Note that if the last/least significant bit is a 1, it’ll get truncated off and we’ll lose precision.</text:p>
              </text:list-item>
              <text:list-item>
                <text:p/>
              </text:list-item>
              <text:list-item>
                <text:p>Now we have 0.11 * 2^1, and the exponent matches the larger number. <text:s/>Now add mantissa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P Arithmetic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01*2^1 + 0.11*2^1 = (1.01 + 0.11)*2^1</text:p>
              </text:list-item>
              <text:list-item>
                <text:p>=10.00*2^1. <text:s/>This is denormal, so we need to normalize:</text:p>
              </text:list-item>
              <text:list-item>
                <text:p>=1.000*2^2</text:p>
              </text:list-item>
              <text:list-item>
                <text:p>Hence new exponent is 2 (encoded as 129), new mantissa is 00…, so the sum is</text:p>
              </text:list-item>
              <text:list-item>
                <text:p>[0][10000001][00000000000000000000000]</text:p>
              </text:list-item>
              <text:list-item>
                <text:p>or 0x408000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ats/Doubles and AR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RM has the hardware capability of handling floating point numbers, and has special registers for them that are separate from the W/X registers. <text:s/>There are 32 V registers, each 128 bits wide, that are subdivided into:</text:p>
              </text:list-item>
              <text:list-item>
                <text:p>32 D registers, 64 bits wide, and</text:p>
              </text:list-item>
              <text:list-item>
                <text:p>32 S registers, 32 bits wide.</text:p>
              </text:list-item>
              <text:list-item>
                <text:p>S is inside D is inside V.</text:p>
              </text:list-item>
              <text:list-item>
                <text:p>NEON/SIMD: B(8)&lt;H(16)&lt;S(32)&lt;D(64)&lt;V(128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P Operation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ny operations we did with integers have similar operations for FP. <text:s/>For example,</text:p>
              </text:list-item>
              <text:list-item>
                <text:p/>
              </text:list-item>
              <text:list-item>
                <text:p>LDR<text:tab/>D0,[X0] //loads V0 with data starting at the address stored in X0, 64 bits</text:p>
              </text:list-item>
              <text:list-item>
                <text:p>LDR S0,[X0] //same but 32 bits</text:p>
              </text:list-item>
              <text:list-item>
                <text:p>FMOV D0,#2.5 //loads D0 with 2.5 as a float64</text:p>
              </text:list-item>
              <text:list-item>
                <text:p>FMOV S0,#2.5 //loads S0 with 2.5 as a float32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ating Point Operation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ddition, subtraction, multiplication, and division exist, and syntax is similar to integer versions:</text:p>
              </text:list-item>
              <text:list-item>
                <text:p/>
              </text:list-item>
              <text:list-item>
                <text:p>FADD<text:tab/>D0,D1,D2 // D1 ← D1+D2</text:p>
              </text:list-item>
              <text:list-item>
                <text:p>FMADD DR,DA,DN,DM // DR ← DA + DN*DM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ating Point Operation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ome other useful ones:</text:p>
              </text:list-item>
              <text:list-item>
                <text:p>FSQRT Dr, Ds // Dr ← Sqrt(Ds)</text:p>
              </text:list-item>
              <text:list-item>
                <text:p/>
              </text:list-item>
              <text:list-item>
                <text:p>Comparisons also work like with integers:</text:p>
              </text:list-item>
              <text:list-item>
                <text:p>FCMP D0, D1 or</text:p>
              </text:list-item>
              <text:list-item>
                <text:p>FCMP D0, #2.5</text:p>
              </text:list-item>
              <text:list-item>
                <text:p>These set NCZV flags like CMP, and can hence be followed by a B.&lt;cond&gt; instr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 time: Sine calculator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ook gives 32 bit and 64 bit code for computing sin(x) for given x in radians, using a Taylor polynomial. <text:s/>We’ll go through and code the 32 bit case by way of exam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P Voodoo: Square Roo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hat if our processor didn’t have a hardware square root device? <text:s/>Or what if using it was slow?</text:p>
              </text:list-item>
              <text:list-item>
                <text:p>Solution: use ancient techniques.</text:p>
              </text:list-item>
              <text:list-item>
                <text:p>Suppose we want to do Sqrt(D). <text:s/>Then make a guess y0, and iterate</text:p>
              </text:list-item>
              <text:list-item>
                <text:p>y<text:span text:style-name="T2">n</text:span> = (y<text:span text:style-name="T2">n-1</text:span> + S/y<text:span text:style-name="T2">n-1</text:span>)/2</text:p>
              </text:list-item>
              <text:list-item>
                <text:p>This is precisely what Newton’s method gives, but predates Newton by a wh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P Voodoo: Inverse Square Roo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pose we wanted to compute 1/Sqrt(D). <text:s/>Then what?</text:p>
              </text:list-item>
              <text:list-item>
                <text:p/>
              </text:list-item>
              <text:list-item>
                <text:p>Solution: read other people’s source code.</text:p>
              </text:list-item>
              <text:list-item>
                <text:p/>
              </text:list-item>
              <text:list-item>
                <text:p>The following is source code from Quake III, iD Software (1999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ke III: Code by John Carmack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p text:style-name="P3"><text:span text:style-name="T3">float</text:span><text:span text:style-name="T4"> </text:span><text:span text:style-name="T5">Q_rsqrt</text:span><text:span text:style-name="T4">( </text:span><text:span text:style-name="T3">float</text:span><text:span text:style-name="T4"> number )</text:span></text:p>
            <text:p text:style-name="P4"><text:span text:style-name="T6">{</text:span></text:p>
            <text:p text:style-name="P3"><text:span text:style-name="T3">long</text:span><text:span text:style-name="T4"> i;</text:span></text:p>
            <text:p text:style-name="P3"><text:span text:style-name="T3">float</text:span><text:span text:style-name="T4"> x2, y;</text:span></text:p>
            <text:p text:style-name="P3"><text:span text:style-name="T7">const</text:span><text:span text:style-name="T4"> </text:span><text:span text:style-name="T3">float</text:span><text:span text:style-name="T4"> threehalfs </text:span><text:span text:style-name="T8">=</text:span><text:span text:style-name="T4"> </text:span><text:span text:style-name="T8">1.5F</text:span><text:span text:style-name="T4">;</text:span></text:p>
            <text:p text:style-name="P4"><text:span text:style-name="T4">x2 </text:span><text:span text:style-name="T8">=</text:span><text:span text:style-name="T4"> number </text:span><text:span text:style-name="T8">*</text:span><text:span text:style-name="T4"> </text:span><text:span text:style-name="T8">0.5F</text:span><text:span text:style-name="T4">;</text:span></text:p>
            <text:p text:style-name="P3"><text:span text:style-name="T4">y <text:s/></text:span><text:span text:style-name="T8">=</text:span><text:span text:style-name="T4"> number;</text:span></text:p>
            <text:p text:style-name="P3"><text:span text:style-name="T4">i <text:s/></text:span><text:span text:style-name="T8">=</text:span><text:span text:style-name="T4"> </text:span><text:span text:style-name="T8">*</text:span><text:span text:style-name="T4"> ( </text:span><text:span text:style-name="T3">long</text:span><text:span text:style-name="T4"> </text:span><text:span text:style-name="T8">*</text:span><text:span text:style-name="T4"> ) </text:span><text:span text:style-name="T8">&amp;</text:span><text:span text:style-name="T4">y; <text:s text:c="22"/></text:span><text:span text:style-name="T4"><text:tab/></text:span><text:span text:style-name="T9">// evil floating point bit level hacking</text:span></text:p>
            <text:p text:style-name="P3"><text:span text:style-name="T4">i <text:s/></text:span><text:span text:style-name="T8">=</text:span><text:span text:style-name="T4"> </text:span><text:span text:style-name="T8">0x5f3759df</text:span><text:span text:style-name="T4"> </text:span><text:span text:style-name="T8">-</text:span><text:span text:style-name="T4"> ( i </text:span><text:span text:style-name="T8">&gt;&gt;</text:span><text:span text:style-name="T4"> </text:span><text:span text:style-name="T8">1</text:span><text:span text:style-name="T4"> ); <text:s text:c="14"/></text:span><text:span text:style-name="T9">// what the fuck? </text:span></text:p>
            <text:p text:style-name="P3"><text:span text:style-name="T4">y <text:s/></text:span><text:span text:style-name="T8">=</text:span><text:span text:style-name="T4"> </text:span><text:span text:style-name="T8">*</text:span><text:span text:style-name="T4"> ( </text:span><text:span text:style-name="T3">float</text:span><text:span text:style-name="T4"> </text:span><text:span text:style-name="T8">*</text:span><text:span text:style-name="T4"> ) </text:span><text:span text:style-name="T8">&amp;</text:span><text:span text:style-name="T4">i;</text:span></text:p>
            <text:p text:style-name="P3"><text:span text:style-name="T4">y <text:s/></text:span><text:span text:style-name="T8">=</text:span><text:span text:style-name="T4"> y </text:span><text:span text:style-name="T8">*</text:span><text:span text:style-name="T4"> ( threehalfs </text:span><text:span text:style-name="T8">-</text:span><text:span text:style-name="T4"> ( x2 </text:span><text:span text:style-name="T8">*</text:span><text:span text:style-name="T4"> y </text:span><text:span text:style-name="T8">*</text:span><text:span text:style-name="T4"> y ) ); <text:s text:c="2"/></text:span><text:span text:style-name="T9">// 1st iteration</text:span></text:p>
            <text:p text:style-name="P5"><text:span text:style-name="T6">//</text:span><text:span text:style-name="T6"><text:tab/></text:span><text:span text:style-name="T6">y <text:s/>= y * ( threehalfs - ( x2 * y * y ) ); <text:s text:c="2"/>// 2nd iteration, this can be removed</text:span></text:p>
            <text:p text:style-name="P4"><text:span text:style-name="T7">return</text:span><text:span text:style-name="T4"> y;</text:span></text:p>
            <text:p text:style-name="P4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TF, indeed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t’s go through an example to see what’s going on. <text:s/>I choose to compute 1/Sqrt(2), because I know the answer is = Sqrt(2)/2 = 0.707106…</text:p>
              </text:list-item>
              <text:list-item>
                <text:p/>
              </text:list-item>
              <text:list-item>
                <text:p>Step 1: Write 2 as a float32: x = 0x40000000</text:p>
              </text:list-item>
              <text:list-item>
                <text:p>Step 2: Pretend that 0x40000000 is really a uint32, not a float32.</text:p>
              </text:list-item>
              <text:list-item>
                <text:p>Step 3: Shift it right one position: x&gt;&gt;1:</text:p>
              </text:list-item>
              <text:list-item>
                <text:p>0x200000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TF, indeed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ep 4: As integers, subtract 0x20000000 from the magic number 0x5f3759df. <text:s/>This gives</text:p>
              </text:list-item>
              <text:list-item>
                <text:p>y = 0x5f3759df – 0x20000000 = 0x3f3759df</text:p>
              </text:list-item>
              <text:list-item>
                <text:p>Step 5: Decode 0x3f3759df, just to see what we have: 0.7162151</text:p>
              </text:list-item>
              <text:list-item>
                <text:p>Step 6: Holy %#$*, that’s close! <text:s/>We can improve it using Newton’s method:</text:p>
              </text:list-item>
              <text:list-item>
                <text:p>y = y*(3/2 – (x/2)*y^2)</text:p>
              </text:list-item>
              <text:list-item>
                <text:p>This can be iterated more than once if needed, but once was enough for Quake III. <text:s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TF, indeed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ow would we implement this on an ARM processor?</text:p>
              </text:list-item>
              <text:list-item>
                <text:p/>
              </text:list-item>
              <text:list-item>
                <text:p>The major trick was treating our floating point number x as an integer, using integer operations, and then re-treating it as a float.</text:p>
              </text:list-item>
              <text:list-item>
                <text:p><text:line-break/>This means we need to be able to move data between S/D and W/X regis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" svg:font-family="Menlo-Bold"/>
    <style:font-face style:name="Menlo-Italic" svg:font-family="Menlo-Italic"/>
    <style:font-face style:name="Menlo-Regular" svg:font-family="Menlo-Regular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13:23:33.171493322</meta:creation-date>
    <meta:editing-duration>P4DT2H39M32S</meta:editing-duration>
    <meta:editing-cycles>6</meta:editing-cycles>
    <meta:generator>LibreOffice/6.0.7.3$Linux_X86_64 LibreOffice_project/00m0$Build-3</meta:generator>
    <dc:title>Alizarin</dc:title>
    <dc:date>2020-10-16T18:38:07.826452831</dc:date>
    <meta:document-statistic meta:object-count="117"/>
  </office:meta>
</office:document-meta>
</file>